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2024-02-22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2023-02-01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2022-01-25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2021-01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2020-02-03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2019-02-07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2018-03-01 0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2018-02-07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2016-01-27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2015-02-17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2013-01-29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2012-01-25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2011-02-10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2010-04-01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2009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2007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2006-01-18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200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200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2003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2002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2001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200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1999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199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1997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1996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199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199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199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1992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199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1990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1989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198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198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1985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1984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1981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198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1979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1978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197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1974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197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1973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1971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1969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196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30106094001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6" meta:object-count="0"/>
    <meta:user-defined meta:name="AppVersion">3.0</meta:user-defined>
  </office:meta>
</office:document-meta>
</file>